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6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2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96pt" fo:font-weight="bold" style:font-size-asian="96pt" style:font-weight-asian="bold" style:font-size-complex="96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60pt" fo:font-weight="bold" style:font-size-asian="60pt" style:font-weight-asian="bold" style:font-size-complex="6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54pt" fo:font-weight="normal" style:font-size-asian="54pt" style:font-weight-asian="bold" style:font-size-complex="54pt" style:font-weight-complex="bold"/>
    </style:style>
    <style:style style:name="P7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8" style:family="paragraph">
      <loext:graphic-properties draw:fill-color="#ffffff"/>
    </style:style>
    <style:style style:name="T1" style:family="text">
      <style:text-properties fo:color="#ffffff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0000" fo:font-size="54pt" fo:font-weight="normal" style:font-size-asian="54pt" style:font-weight-asian="bold" style:font-size-complex="54pt" style:font-weight-complex="bold"/>
    </style:style>
    <style:style style:name="T4" style:family="text">
      <style:text-properties fo:color="#000000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8cm" svg:height="11.618cm" svg:x="5.4cm" svg:y="25.1cm">
          <draw:text-box>
            <text:p text:style-name="P1"><text:span text:style-name="T1">Guia de programação para o pacote do R capm</text:span></text:p>
          </draw:text-box>
        </draw:frame>
        <draw:frame draw:style-name="gr4" draw:text-style-name="P5" draw:layer="layout" svg:width="31.6cm" svg:height="7.352cm" svg:x="4.3cm" svg:y="3.6cm">
          <draw:text-box>
            <text:p text:style-name="P1"><text:span text:style-name="T2">Oswaldo Santos Baquero</text:span></text:p>
            <text:p text:style-name="P4"><text:span text:style-name="T2">Marcos Amaku</text:span></text:p>
            <text:p text:style-name="P4"><text:span text:style-name="T2">Fernando Ferreira</text:span></text:p>
          </draw:text-box>
        </draw:frame>
        <draw:frame draw:style-name="gr5" draw:text-style-name="P6" draw:layer="layout" svg:width="28.9cm" svg:height="6.653cm" svg:x="9.5cm" svg:y="53.348cm">
          <draw:text-box>
            <text:p text:style-name="P1"><text:span text:style-name="T3">São Paulo</text:span></text:p>
            <text:p text:style-name="P1"><text:span text:style-name="T3">Oswaldo Santos Baquero (Editor)</text:span></text:p>
            <text:p text:style-name="P1"><text:span text:style-name="T3">2015</text:span></text:p>
          </draw:text-box>
        </draw:frame>
        <draw:frame draw:style-name="gr6" draw:text-style-name="P7" draw:layer="layout" svg:width="8.8cm" svg:height="2.552cm" svg:x="19.6cm" svg:y="41.048cm">
          <draw:text-box>
            <text:p text:style-name="P4"><text:span text:style-name="T4">1</text:span><text:span text:style-name="T5">a </text:span><text:span text:style-name="T4">edição</text:span><text:span text:style-name="T5">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0-29T18:02:51.892130930</dc:date>
    <meta:editing-duration>PT5M42S</meta:editing-duration>
    <meta:editing-cycles>5</meta:editing-cycles>
    <meta:generator>LibreOffice/4.4.2.2$Linux_X86_64 LibreOffice_project/40m0$Build-2</meta:generator>
    <meta:document-statistic meta:object-count="29"/>
  </office:meta>
</office:document-meta>
</file>